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Week 2</text:p>
      <text:p text:style-name="Standard">SNU 3.0 Developer log day 8</text:p>
      <text:p text:style-name="Standard">Today is the first day of the second week of development. Honestly, I think these burnout periods I am experiencing are actually helpful, as it spans out more time for me to implent and think of new ideas and ways to shape SNU into the way I want it to be</text:p>
      <text:p text:style-name="Standard">This is just the very tip of the iceberg, but this site has so much potential</text:p>
      <text:p text:style-name="Standard">Today, I worked on hyperlinks through multiple files and setting up "index bases" in the SNU 2 folders so SNU 3 can have easy access to the legacy version</text:p>
      <text:p text:style-name="Standard">Sean Patrick Myrick on February 7th 2019</text:p>
      <text:p text:style-name="Standard">SNU 3.0 Developer log day 9</text:p>
      <text:p text:style-name="Standard">Today, I worked on the connection between SNU 2 and SNU 3. I didn't do anything else</text:p>
      <text:p text:style-name="Standard">Sean Patrick Myrick on February 8th 2019</text:p>
      <text:p text:style-name="Standard">SNU 3.0 Developer log day 10</text:p>
      <text:p text:style-name="Standard">Today, I finished up the script file connection for SNU 2 between SNU 3. I also began to work on a new feature called "legends of the internet"</text:p>
      <text:p text:style-name="Standard">It is a series that goes over revolutionary content on the internet that made an impact</text:p>
      <text:p text:style-name="Standard">Sean Patrick Myrick on February 9th 2019</text:p>
      <text:p text:style-name="Standard">SNU 3.0 Developer log day 11</text:p>
      <text:p text:style-name="Standard">I haven't been updating the rest account lately. Today, I added in the Febuary 8th, 9th, and 10th days in the blog. I also put more work into the legends of the internet project, and made a new Terms Of Service that is more updated/p&gt;</text:p>
      <text:p text:style-name="Standard">I took a break for the rest of the day afterwards</text:p>
      <text:p text:style-name="Standard">Sean Patrick Myrick on February 10th 2019</text:p>
      <text:p text:style-name="Standard">SNU 3.0 Developer log day 12</text:p>
      <text:p text:style-name="Standard">I have began to add Blender into legends of the internet because who said I had to stop after social media? This is for all internet content</text:p>
      <text:p text:style-name="Standard">Today, I have also resumed development on my calculator, so website development may be a little slower. I am not getting burnt out as easily anymore either</text:p>
      <text:p text:style-name="Standard">I also updated the blog documentation and exported all documents into different formats from Day 7 to Day 11, and Week 1 as well</text:p>
      <text:p text:style-name="Standard">Sean Patrick Myrick on February 11th 2019</text:p>
      <text:p text:style-name="Standard">SNU 3.0 Developer log day 13</text:p>
      <text:p text:style-name="Standard">I didn't do that much work to this site today. I exported documents and caught up the documentation, but mostly, I worked on restoring my calculator today. However, I added in some new features to the site, such as a 4chan section in Legends Of the Internet. It has a dark but interesting past</text:p>
      <text:p text:style-name="Standard">I am only including the famous pranks and raids. Hopefully, I can get something better done here tomorrow</text:p>
      <text:p text:style-name="Standard">Sean Patrick Myrick on February 12th 2019</text:p>
      <text:p text:style-name="Standard">SNU 3.0 Developer log day 14</text:p>
      <text:p text:style-name="Standard">I had a pretty productive day today. I got alot done in all my projects. I have been mainly working on documetation. I finished up current 4Chan documentation with the resources I currently had, and I also worked on Twitter, FaceBook, and Tumblr</text:p>
      <text:p text:style-name="Standard">So if you noticed with build 3.03 I have been relying heavily on Internet Historian for a lot of documentation. It is one of the easiest resources I have access to, and he does a good job at it. In the future, I will showcase other people</text:p>
      <text:p text:style-name="Standard">I also added a little bit of reddit and Vinesauce into internet legends</text:p>
      <text:p text:style-name="Standard">Overall, today was a very good day</text:p>
      <text:p text:style-name="Standard">Sean Patrick Myrick on February 13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29:16.174000000</meta:creation-date>
    <dc:date>2019-02-14T11:29:28.778000000</dc:date>
    <meta:editing-duration>PT14S</meta:editing-duration>
    <meta:editing-cycles>1</meta:editing-cycles>
    <meta:document-statistic meta:table-count="0" meta:image-count="0" meta:object-count="0" meta:page-count="1" meta:paragraph-count="32" meta:word-count="570" meta:character-count="2998" meta:non-whitespace-character-count="2460"/>
    <meta:generator>LibreOffice/6.1.2.1$Windows_X86_64 LibreOffice_project/65905a128db06ba48db947242809d14d3f9a93fe</meta:generator>
  </office:meta>
</office:document-meta>
</file>